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fcd" officeooo:paragraph-rsid="000eafcd"/>
    </style:style>
    <style:style style:name="P2" style:family="paragraph" style:parent-style-name="Standard">
      <style:paragraph-properties fo:text-align="center" style:justify-single-word="false"/>
      <style:text-properties officeooo:rsid="000eafcd" officeooo:paragraph-rsid="000eafcd"/>
    </style:style>
    <style:style style:name="P3" style:family="paragraph" style:parent-style-name="Standard">
      <style:text-properties officeooo:rsid="000f732a" officeooo:paragraph-rsid="000f732a"/>
    </style:style>
    <style:style style:name="P4" style:family="paragraph" style:parent-style-name="Standard">
      <style:text-properties officeooo:rsid="000f732a" officeooo:paragraph-rsid="00152bb7"/>
    </style:style>
    <style:style style:name="P5" style:family="paragraph" style:parent-style-name="Standard">
      <style:text-properties officeooo:rsid="00115009" officeooo:paragraph-rsid="00115009"/>
    </style:style>
    <style:style style:name="P6" style:family="paragraph" style:parent-style-name="Standard">
      <style:text-properties officeooo:rsid="0011fe00" officeooo:paragraph-rsid="0011fe00"/>
    </style:style>
    <style:style style:name="P7" style:family="paragraph" style:parent-style-name="Standard">
      <style:text-properties officeooo:rsid="00154291" officeooo:paragraph-rsid="00154291"/>
    </style:style>
    <style:style style:name="T1" style:family="text">
      <style:text-properties officeooo:rsid="0013b0fc"/>
    </style:style>
    <style:style style:name="T2" style:family="text">
      <style:text-properties officeooo:rsid="0013d44c"/>
    </style:style>
    <style:style style:name="T3" style:family="text">
      <style:text-properties officeooo:rsid="001517b0"/>
    </style:style>
    <style:style style:name="T4" style:family="text">
      <style:text-properties officeooo:rsid="00152bb7"/>
    </style:style>
    <style:style style:name="T5" style:family="text">
      <style:text-properties officeooo:rsid="0017284e"/>
    </style:style>
    <style:style style:name="T6" style:family="text">
      <style:text-properties officeooo:rsid="00188fd3"/>
    </style:style>
    <style:style style:name="T7" style:family="text">
      <style:text-properties officeooo:rsid="0019b656"/>
    </style:style>
    <style:style style:name="T8" style:family="text">
      <style:text-properties officeooo:rsid="001b3826"/>
    </style:style>
    <style:style style:name="T9" style:family="text">
      <style:text-properties officeooo:rsid="001b7129"/>
    </style:style>
    <style:style style:name="T10" style:family="text">
      <style:text-properties officeooo:rsid="001c3f85"/>
    </style:style>
    <style:style style:name="T11" style:family="text">
      <style:text-properties officeooo:rsid="001de6ed"/>
    </style:style>
    <style:style style:name="T12" style:family="text">
      <style:text-properties officeooo:rsid="001f969b"/>
    </style:style>
    <style:style style:name="T13" style:family="text">
      <style:text-properties officeooo:rsid="00211566"/>
    </style:style>
    <style:style style:name="T14" style:family="text">
      <style:text-properties officeooo:rsid="002168a9"/>
    </style:style>
    <style:style style:name="T15" style:family="text">
      <style:text-properties officeooo:rsid="0022a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reurs de chronoHB par catégories</text:p>
      <text:p text:style-name="P1"/>
      <text:p text:style-name="P5">Le code retour 0 signifie RAS.</text:p>
      <text:p text:style-name="P5"/>
      <text:p text:style-name="P1"/>
      <text:p text:style-name="P1">1. Erreurs sur un coureur : catégorie, …</text:p>
      <text:p text:style-name="P1"/>
      <text:p text:style-name="P1"/>
      <text:p text:style-name="P1">2. Erreurs <text:span text:style-name="T12">concernant les</text:span> temps :</text:p>
      <text:p text:style-name="P1"><text:tab/><text:span text:style-name="T2">201 : erreur addArriveeTemps</text:span></text:p>
      <text:p text:style-name="P1"><text:tab/><text:span text:style-name="T13">299 : le dossard a un temps négatif (ne devrait </text:span><text:span text:style-name="T14">pas</text:span><text:span text:style-name="T13"> survenir </text:span><text:span text:style-name="T14">via l’interface</text:span><text:span text:style-name="T13">)</text:span></text:p>
      <text:p text:style-name="P1"/>
      <text:p text:style-name="P3">3. Traitement du fichier smartphone <text:span text:style-name="T12">et rapprochement entre temps et dossards</text:span> :</text:p>
      <text:p text:style-name="P3"><text:tab/><text:span text:style-name="T1">301 : ligne fournie par le smartphone incorrecte.</text:span></text:p>
      <text:p text:style-name="P3"><text:tab/><text:span text:style-name="T3">31</text:span><text:span text:style-name="T4">1</text:span><text:span text:style-name="T3"> : Pb affection d’un dossard à un temps (affecteDossardArriveeTemps)</text:span></text:p>
      <text:p text:style-name="P4"><text:tab/><text:span text:style-name="T3">31</text:span><text:span text:style-name="T4">2</text:span><text:span text:style-name="T3"> : Pb affection d’un dossard à un temps </text:span><text:span text:style-name="T4">local </text:span><text:span text:style-name="T3">(affecteDossardArriveeTemps</text:span><text:span text:style-name="T4">Local</text:span><text:span text:style-name="T3">)</text:span></text:p>
      <text:p text:style-name="P4"><text:tab/><text:span text:style-name="T12">321 : Il y a un (des) chrono(s) inutilisé(s) juste avant le dossard</text:span></text:p>
      <text:p text:style-name="P4"><text:tab/><text:span text:style-name="T12">331 : Pas assez de temps saisis pour le(s) dernier(s) dossards : on leur affecte le dernier temps.</text:span></text:p>
      <text:p text:style-name="P4"/>
      <text:p text:style-name="P7">4. Erreurs concernant le traitement des dossards <text:span text:style-name="T10">passant la ligne d’arrivée</text:span> :</text:p>
      <text:p text:style-name="P7"><text:tab/>401 : <text:span text:style-name="T5">dossard ayant déjà passé la ligne d’arrivée (peut arriver lors d’une erreur de communication entre le smartphone et le serveur : entrée créée en double). </text:span><text:span text:style-name="T6">Ne devra</text:span><text:span text:style-name="T7">it</text:span><text:span text:style-name="T6"> pas être signalé dans l’interface s’il s’agit de deux temps consécutifs.</text:span></text:p>
      <text:p text:style-name="P3"><text:tab/><text:span text:style-name="T8">411 : numéro de dossard incorrect (n’existe pas : trop grand ou nul ou négatif).</text:span></text:p>
      <text:p text:style-name="P3"><text:tab/><text:span text:style-name="T9">421 : dossard d’un dispensé ou d’un absent.</text:span></text:p>
      <text:p text:style-name="P3"><text:tab/><text:span text:style-name="T10">431 : la course n’a pas commencé pour ce dossard.</text:span></text:p>
      <text:p text:style-name="P3"><text:tab/><text:span text:style-name="T15">441 : impossible de supprimer un dossard des arrivées. Il n’a pas encore passé la ligne.</text:span></text:p>
      <text:p text:style-name="P3"><text:tab/><text:span text:style-name="T11">499 : dossard précédent celui à insérer non trouvé : cela ne devrait pas arriver avec l’interface graphique.</text:span></text:p>
      <text:p text:style-name="P3"/>
      <text:p text:style-name="P6"><text:tab/>999. Erreur non référencée.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livier Lacroix</meta:initial-creator>
    <meta:creation-date>2022-06-17T14:58:56.173000000</meta:creation-date>
    <dc:date>2022-06-17T17:07:59.619000000</dc:date>
    <dc:creator>Olivier Lacroix</dc:creator>
    <meta:editing-duration>PT2H8M52S</meta:editing-duration>
    <meta:editing-cycles>2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0" meta:word-count="238" meta:character-count="1416" meta:non-whitespace-character-count="1184"/>
  </office:meta>
</office:document-meta>
</file>